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officeooo:paragraph-rsid="00028708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officeooo:rsid="00028708" officeooo:paragraph-rsid="00028708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7%" fo:text-indent="0in" style:auto-text-indent="false" fo:break-before="page"/>
      <style:text-properties style:font-name="inherit" fo:language="mk" fo:country="MK" officeooo:rsid="00028708" officeooo:paragraph-rsid="00028708" loext:padding="0in" loext:border="none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officeooo:paragraph-rsid="00028708" loext:padding="0in" loext:border="non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 fo:break-before="page"/>
      <style:text-properties style:font-name="inherit" officeooo:paragraph-rsid="00028708" loext:padding="0in" loext:border="none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officeooo:paragraph-rsid="00033475" loext:padding="0in" loext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officeooo:rsid="00028708" officeooo:paragraph-rsid="00028708" loext:padding="0in" loext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officeooo:rsid="00028708" officeooo:paragraph-rsid="00033475" loext:padding="0in" loext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fo:font-weight="normal" officeooo:rsid="00028708" officeooo:paragraph-rsid="00028708" style:font-weight-asian="normal" style:font-weight-complex="normal" loext:padding="0in" loext:border="none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officeooo:rsid="00033475" officeooo:paragraph-rsid="00063247"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fo:font-style="italic" officeooo:rsid="00028708" officeooo:paragraph-rsid="00028708" style:font-style-asian="italic" style:font-style-complex="italic" loext:padding="0in" loext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fo:font-weight="bold" officeooo:rsid="00028708" officeooo:paragraph-rsid="00033475" style:font-weight-asian="bold" style:font-weight-complex="bold" loext:padding="0in" loext:border="none"/>
    </style:style>
    <style:style style:name="P13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fo:font-weight="bold" officeooo:rsid="00028708" officeooo:paragraph-rsid="00028708" style:font-weight-asian="bold" style:font-weight-complex="bold" loext:padding="0in" loext:border="none"/>
    </style:style>
    <style:style style:name="P14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language="mk" fo:country="MK" fo:font-weight="bold" officeooo:rsid="00033475" officeooo:paragraph-rsid="00063247" style:font-weight-asian="bold" style:font-weight-complex="bold" loext:padding="0in" loext:border="none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font-weight="normal" officeooo:paragraph-rsid="00028708" style:font-weight-asian="normal" style:font-weight-complex="normal" loext:padding="0in" loext:border="none"/>
    </style:style>
    <style:style style:name="P16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font-style="italic" officeooo:paragraph-rsid="00028708" style:font-style-asian="italic" style:font-style-complex="italic" loext:padding="0in" loext:border="none"/>
    </style:style>
    <style:style style:name="P17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37%" fo:text-indent="0in" style:auto-text-indent="false" style:page-number="auto" fo:background-color="transparent"/>
      <style:text-properties style:font-name="inherit" fo:font-style="italic" officeooo:paragraph-rsid="00033475" style:font-style-asian="italic" style:font-style-complex="italic" loext:padding="0in" loext:border="none"/>
    </style:style>
    <style:style style:name="P18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font-style="italic" officeooo:paragraph-rsid="00033475" style:font-style-asian="italic" style:font-style-complex="italic" loext:padding="0in" loext:border="none"/>
    </style:style>
    <style:style style:name="P19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style:font-name="inherit" fo:font-weight="bold" officeooo:paragraph-rsid="00028708" style:font-weight-asian="bold" style:font-weight-complex="bold" loext:padding="0in" loext:border="none"/>
    </style:style>
    <style:style style:name="P20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officeooo:paragraph-rsid="00028708"/>
    </style:style>
    <style:style style:name="P21" style:family="paragraph" style:parent-style-name="Text_20_body" style:list-style-name="L1">
      <style:paragraph-properties fo:margin-left="0in" fo:margin-right="0in" fo:margin-top="0in" fo:margin-bottom="0in" style:contextual-spacing="false" fo:line-height="137%" fo:text-indent="0in" style:auto-text-indent="false"/>
      <style:text-properties fo:font-weight="normal" officeooo:rsid="00028708" officeooo:paragraph-rsid="00033475" style:font-weight-asian="normal" style:font-weight-complex="normal"/>
    </style:style>
    <style:style style:name="T1" style:family="text">
      <style:text-properties style:font-name="inherit" fo:language="mk" fo:country="MK" loext:padding="0in" loext:border="none"/>
    </style:style>
    <style:style style:name="T2" style:family="text">
      <style:text-properties style:font-name="inherit" fo:language="mk" fo:country="MK" officeooo:rsid="00028708" loext:padding="0in" loext:border="none"/>
    </style:style>
    <style:style style:name="T3" style:family="text">
      <style:text-properties style:font-name="inherit" fo:language="mk" fo:country="MK" officeooo:rsid="00033475" loext:padding="0in" loext:border="none"/>
    </style:style>
    <style:style style:name="T4" style:family="text">
      <style:text-properties style:font-name="inherit" fo:language="mk" fo:country="MK" officeooo:rsid="00063247" loext:padding="0in" loext:border="none"/>
    </style:style>
    <style:style style:name="T5" style:family="text">
      <style:text-properties style:font-name="inherit" fo:font-weight="bold" style:font-weight-asian="bold" style:font-weight-complex="bold" loext:padding="0in" loext:border="none"/>
    </style:style>
    <style:style style:name="T6" style:family="text">
      <style:text-properties style:font-name="inherit" fo:font-weight="normal" style:font-weight-asian="normal" style:font-weight-complex="normal" loext:padding="0in" loext:border="none"/>
    </style:style>
    <style:style style:name="T7" style:family="text">
      <style:text-properties fo:language="mk" fo:country="MK"/>
    </style:style>
    <style:style style:name="T8" style:family="text">
      <style:text-properties fo:language="mk" fo:country="MK" officeooo:rsid="00028708"/>
    </style:style>
    <style:style style:name="T9" style:family="text">
      <style:text-properties fo:language="mk" fo:country="MK" officeooo:rsid="00033475"/>
    </style:style>
    <style:style style:name="T10" style:family="text">
      <style:text-properties fo:language="mk" fo:country="MK" officeooo:rsid="000585b4"/>
    </style:style>
    <style:style style:name="T11" style:family="text">
      <style:text-properties officeooo:rsid="00033475"/>
    </style:style>
    <style:style style:name="T12" style:family="text">
      <style:text-properties officeooo:rsid="00028708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26076876" text:style-name="L1">
        <text:list-item>
          <text:p text:style-name="P4"><text:span text:style-name="T8">Раководител</text:span> на финансискиот оддел на ФИНКИ: </text:p>
          <text:list>
            <text:list-item>
              <text:p text:style-name="P19">Како во моментов управувате и распоредувате финансиски средства за научни патувања на ФИНКИ?</text:p>
              <text:list>
                <text:list-item>
                  <text:p text:style-name="P13">Како би сакале СТГС системот да ви помогне во управувањето со средствата?</text:p>
                </text:list-item>
              </text:list>
            </text:list-item>
            <text:list-item>
              <text:p text:style-name="P4">Дали имате искуства со предизвици или проблеми во моменталниот процес на аплицирање за грантови и враќање на средства? </text:p>
              <text:list>
                <text:list-item>
                  <text:p text:style-name="P7">Што сакате СТГС системот да ви овмозможи за решавање на било какви предизвици и проблеми?</text:p>
                </text:list-item>
                <text:list-item>
                  <text:p text:style-name="P7">Можете ли да дадете пример за конкретен проблем или предизвик кој се појавил со тековниот процес на аплицирање и враќање на средства? </text:p>
                </text:list-item>
              </text:list>
            </text:list-item>
            <text:list-item>
              <text:p text:style-name="P20"><text:span text:style-name="T2">Како тековно го следите финансирањето на грантовите и како се осигурувате дека се користат во согласност со политиките и процедурите на ФИНКИ?</text:span><text:span text:style-name="T6"> </text:span><text:span text:style-name="T5"><text:s/></text:span></text:p>
              <text:list>
                <text:list-item>
                  <text:p text:style-name="P9">Каков бенефит замислувате дека финансискиот оддел ќе добие од системот, во однос на следењето на искористеноста на средствата?</text:p>
                </text:list-item>
              </text:list>
            </text:list-item>
            <text:list-item>
              <text:p text:style-name="P7">Какви карактеристики би сакале системот да ги има со цел да има максимална задоволеност на потребите од финансискиот оддел?</text:p>
            </text:list-item>
            <text:list-item>
              <text:p text:style-name="P15">Како планирате да <text:span text:style-name="T8">го</text:span> интегрирате системот за научни патувања во постоечките работни процеси на <text:span text:style-name="T8">финансискиот оддел</text:span>?</text:p>
              <text:list>
                <text:list-item>
                  <text:p text:style-name="P9">Дали планирате обука за персоналот на финансискиот оддел, или би сакале да има интегриран туторијал во самиот систем?</text:p>
                </text:list-item>
              </text:list>
            </text:list-item>
          </text:list>
        </text:list-item>
      </text:list>
      <text:p text:style-name="P1"/>
      <text:p text:style-name="P2"/>
      <text:p text:style-name="P3"/>
      <text:list xml:id="list165143187315717" text:continue-numbering="true" text:style-name="L1">
        <text:list-item>
          <text:p text:style-name="P4"><text:span text:style-name="T8">Раководител</text:span> на правен оддел: </text:p>
          <text:list>
            <text:list-item>
              <text:p text:style-name="P14"><text:span text:style-name="T12">Дали сакате СТГС системот да ви овозможи полесно регул</text:span>и<text:span text:style-name="T12">рање и почитување на правата </text:span>и законите од двете страни на системот, имено корисниците(професорите) и ФИНКИ<text:span text:style-name="T12">?</text:span></text:p>
              <text:list>
                <text:list-item>
                  <text:p text:style-name="P10">Кои правни и законски предизвици сметате дека треба најмногу да се земат предвид при градењето на системот за грантови?</text:p>
                </text:list-item>
                <text:list-item>
                  <text:p text:style-name="P11">Каква правна експертиза мислите дека е потребна за да се одговори на овие размислувања?</text:p>
                </text:list-item>
              </text:list>
            </text:list-item>
            <text:list-item>
              <text:p text:style-name="P4">Како системот за научни патувања може да гарантира <text:span text:style-name="T8">согласност</text:span> со релевантните закони <text:span text:style-name="T9">кои се грижат </text:span>со приватност<text:span text:style-name="T7"> </text:span><text:span text:style-name="T9">и заштита на осетливи</text:span><text:span text:style-name="T7"> </text:span><text:span text:style-name="T9">податоци</text:span>? </text:p>
            </text:list-item>
            <text:list-item>
              <text:p text:style-name="P4">Какви политики или процедури треба да бидат на место за заштита на личните информации <text:span text:style-name="T9">и на вработените кои ќе управуваат со системот, а и на корисниците на грантовите</text:span>? </text:p>
              <text:list>
                <text:list-item>
                  <text:p text:style-name="P7">Дали тоа сакате да можете да го контролирате преку системот или да биде фиксно и непроменливо во истиот?</text:p>
                </text:list-item>
                <text:list-item>
                  <text:p text:style-name="P7">Како системот ќе гарантира дека личните информации ќе бидат користени само за нивната намена?</text:p>
                </text:list-item>
              </text:list>
            </text:list-item>
            <text:list-item>
              <text:p text:style-name="P16">Дали постојат потенцијални правни ризици или проблеми кои треба да се решат во развојот и имплементацијата на системот за научни патувања, <text:span text:style-name="T8">како на пример одделно мени за корисниците да можат транспарентно да видат кои права и закони им се заштитени при користење на системот</text:span>? </text:p>
            </text:list-item>
            <text:list-item>
              <text:p text:style-name="P4">Како правниот оддел може да придонесе за развојот и имплементацијата на системот за научни патувања за да се осигура дека ги задоволува сите неопходни правни барања и стандарди, <text:span text:style-name="T8">и дали сте отворени за соработка за време на градењето на системот?</text:span></text:p>
              <text:p text:style-name="P5"/>
            </text:list-item>
          </text:list>
        </text:list-item>
        <text:list-item>
          <text:p text:style-name="P6">Професор: </text:p>
          <text:list>
            <text:list-item>
              <text:p text:style-name="P17">Какви са Вашите искуства со тековниот процес на аплицирање и <text:span text:style-name="T9">исплати на средства за </text:span>научни патувања во ФИНКИ? </text:p>
              <text:list>
                <text:list-item>
                  <text:p text:style-name="P18">Дали постојат одредени улоги или одделенија вклучени во процесот, и ако има, кои се нивните одговорности?</text:p>
                </text:list-item>
              </text:list>
            </text:list-item>
            <text:list-item>
              <text:p text:style-name="P6">Кои функции или барања мислите дека се неопходни за <text:span text:style-name="T9">системот за грантови</text:span>, за да <text:span text:style-name="T9">се</text:span> подобри процесот на аплицирање и <text:span text:style-name="T9">исплата на средства</text:span>?</text:p>
              <text:list>
                <text:list-item>
                  <text:p text:style-name="P6">Дали <text:span text:style-name="T10">сте </text:span>имале случаи на <text:span text:style-name="T10">измама</text:span> со грантови или злоупотреба со средства, и ако да, <text:span text:style-name="T10">дали системот сакате да може да се справува со решавање на вакви ситуации</text:span>? </text:p>
                </text:list-item>
              </text:list>
            </text:list-item>
            <text:list-item>
              <text:p text:style-name="P21"><text:span text:style-name="T1">Дали </text:span><text:span text:style-name="T4">би сакале</text:span><text:span text:style-name="T1"> треба да ви овозмож</text:span><text:span text:style-name="T4">ува</text:span><text:span text:style-name="T1"> споделување на откритијата кои се производ на научните патувања кои ви биле овозможени </text:span><text:span text:style-name="T3">од </text:span><text:span text:style-name="T1">грант добиен преку системот?</text:span></text:p>
            </text:list-item>
            <text:list-item>
              <text:p text:style-name="P6">Какви кориснички интерфејси или дизајн би бил најкорисен за научниците и професорите за користење при аплицирање и управување со патувањата со СТГС системот? </text:p>
            </text:list-item>
            <text:list-item>
              <text:p text:style-name="P12">Како СТГС системот може да се интегрира во постоечките работни текови и процеси на истражувачите и професорите во ФИНКИ?</text:p>
              <text:list>
                <text:list-item>
                  <text:p text:style-name="P8">Дали би сакале системот да има вграден туторијал, или би било подобро да има луѓе чија обврска ќе биде да ги учат новите корисници како се користи системот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7T21:05:48.165000000</meta:creation-date>
    <dc:date>2023-05-09T16:51:42.789000000</dc:date>
    <meta:editing-duration>PT1H20M38S</meta:editing-duration>
    <meta:editing-cycles>4</meta:editing-cycles>
    <meta:generator>LibreOffice/7.5.1.2$Windows_X86_64 LibreOffice_project/fcbaee479e84c6cd81291587d2ee68cba099e129</meta:generator>
    <meta:document-statistic meta:table-count="0" meta:image-count="0" meta:object-count="0" meta:page-count="3" meta:paragraph-count="30" meta:word-count="617" meta:character-count="3773" meta:non-whitespace-character-count="3203"/>
  </office:meta>
</office:document-meta>
</file>